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fo:font-weight="normal" officeooo:rsid="00799e32" officeooo:paragraph-rsid="000637e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color="#000000" style:font-name="Liberation Serif" fo:font-style="normal" fo:font-weight="normal" officeooo:rsid="0083b5db" officeooo:paragraph-rsid="000637e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000000" style:font-name="Liberation Serif" fo:font-style="normal" fo:font-weight="normal" officeooo:rsid="00837824" officeooo:paragraph-rsid="000637e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383818d" officeooo:paragraph-rsid="000637e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799e32" officeooo:paragraph-rsid="000637e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7b7bc2" officeooo:paragraph-rsid="000637e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7c3514" officeooo:paragraph-rsid="000637e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7d587b" officeooo:paragraph-rsid="000637e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7eb22d" officeooo:paragraph-rsid="000637e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81ecd3" officeooo:paragraph-rsid="000637e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erif" fo:font-style="italic" fo:font-weight="normal" officeooo:rsid="007b7bc2" officeooo:paragraph-rsid="000637e9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font-style="italic" fo:font-weight="normal" officeooo:rsid="0239ac49" officeooo:paragraph-rsid="000637e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officeooo:paragraph-rsid="000637e9"/>
    </style:style>
    <style:style style:name="T1" style:family="text">
      <style:text-properties officeooo:rsid="0238653b"/>
    </style:style>
    <style:style style:name="T2" style:family="text">
      <style:text-properties officeooo:rsid="0088e959"/>
    </style:style>
    <style:style style:name="T3" style:family="text">
      <style:text-properties officeooo:rsid="005cb2bb"/>
    </style:style>
    <style:style style:name="T4" style:family="text">
      <style:text-properties officeooo:rsid="017036ac"/>
    </style:style>
    <style:style style:name="T5" style:family="text">
      <style:text-properties officeooo:rsid="007c3514"/>
    </style:style>
    <style:style style:name="T6" style:family="text">
      <style:text-properties officeooo:rsid="0239ac49"/>
    </style:style>
    <style:style style:name="T7" style:family="text">
      <style:text-properties officeooo:rsid="023b07a4"/>
    </style:style>
    <style:style style:name="T8" style:family="text">
      <style:text-properties officeooo:rsid="023cf2ce"/>
    </style:style>
    <style:style style:name="T9" style:family="text">
      <style:text-properties officeooo:rsid="038499b6"/>
    </style:style>
    <style:style style:name="T10" style:family="text">
      <style:text-properties officeooo:rsid="023ed4a2"/>
    </style:style>
    <style:style style:name="T11" style:family="text">
      <style:text-properties officeooo:rsid="023f2e27"/>
    </style:style>
    <style:style style:name="T12" style:family="text">
      <style:text-properties officeooo:rsid="02408f8c"/>
    </style:style>
    <style:style style:name="T13" style:family="text">
      <style:text-properties officeooo:rsid="00837824"/>
    </style:style>
    <style:style style:name="T14" style:family="text">
      <style:text-properties fo:color="#000000" style:font-name="Liberation Serif" fo:font-style="normal" fo:font-weight="normal" officeooo:rsid="0081ecd3" style:font-style-asian="normal" style:font-weight-asian="normal" style:font-style-complex="normal" style:font-weight-complex="normal"/>
    </style:style>
    <style:style style:name="T15" style:family="text">
      <style:text-properties fo:color="#000000" style:font-name="Liberation Serif" fo:font-style="normal" fo:font-weight="normal" officeooo:rsid="00837824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Liberation Serif" fo:letter-spacing="normal" fo:font-weight="normal" style:font-weight-asian="normal" style:font-weight-complex="normal"/>
    </style:style>
    <style:style style:name="T18" style:family="text">
      <style:text-properties officeooo:rsid="02417bd4"/>
    </style:style>
    <style:style style:name="T19" style:family="text">
      <style:text-properties officeooo:rsid="017080dc"/>
    </style:style>
    <style:style style:name="T20" style:family="text">
      <style:text-properties officeooo:rsid="0241a2e6"/>
    </style:style>
    <style:style style:name="T21" style:family="text">
      <style:text-properties officeooo:rsid="03867e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4"/>
      <text:p text:style-name="P5">Когда на экспериментальном участке ремонтного цеха завода КПВРЗ мы, в конце рабочего дня, дожидались пока истекут самые тягучие последние полчаса и, опёршись спиной о тиски, болтали о том, о сём, а вобщем-то ни о чём, то некоторые молодые слесаря говорили, что неплохо бы опять попасть на службу в армию, <text:span text:style-name="T1">но только вот теперь, когда уже знаешь что к чему; ну, и не на полные два года, а скажем, недели нá две, или, там, на месяц.</text:span></text:p>
      <text:p text:style-name="P6">Мне, тогдашнему допризывнику, такие разговоры казались неубедительными, а теперь соглашусь — одно и то же явление выглядит по-разному; <text:span text:style-name="T2">при первом взгляде</text:span> округлённ<text:span text:style-name="T2">о недоумевающих глаз </text:span><text:s/>оно выглядит таким, <text:span text:style-name="T2">а когда посмотреть</text:span> с высоты накопленного опыта, <text:span text:style-name="T2">то,</text:span> довольно-таки, эдаким.</text:p>
      <text:p text:style-name="P6">А один месяц — это фигня. В дурдом не закрывают меньше, чем на сорок пять дней.</text:p>
      <text:p text:style-name="P6">Сорок пять дней — это половина сезона; половина лета, половина весны, или когда там тебя прихватят.</text:p>
      <text:p text:style-name="P6"><text:bookmark-start text:name="__DdeLink__53412_480591360"/>Как <text:span text:style-name="T3">завсегдатай пятого отделения</text:span>, я уже знал эти и некоторые другие нюансы, <text:span text:style-name="T3">однако,</text:span> летом тут ещё не бывал.<text:bookmark-end text:name="__DdeLink__53412_480591360"/></text:p>
      <text:p text:style-name="P6">На меня, как на примелькавшегося рецидивиста, уже не стали тратить дорогостоящ<text:span text:style-name="T1">ее</text:span> <text:span text:style-name="T1">средство</text:span> инсулин. На этот раз меня тут не лечили — меня наказывали аминазином.</text:p>
      <text:p text:style-name="P6">Три экзекуции в день умножить на сорок пять.</text:p>
      <text:p text:style-name="P6">Я знал во что они превратят мой зад через полсезона.</text:p>
      <text:p text:style-name="P6">И, как более дешёвого больного, меня поместили в более обширную палату — номер восемь.</text:p>
      <text:p text:style-name="P6">Чем больше больных ночует вокруг, тем больше шансов выслушивать их вопли от ночных кошмаров, или становиться свидетелем разборок под светом неумолимых ламп.</text:p>
      <text:p text:style-name="P6"/>
      <text:p text:style-name="P11"><text:span text:style-name="T4">(...у</text:span> всякого лета имеются свои минусы и, в первую очередь — наплыв.</text:p>
      <text:p text:style-name="P11">Любой житель любого курортног<text:span text:style-name="T5">о</text:span> города согласится — как понаедут, то уровень жизни резко <text:span text:style-name="T1">падает</text:span>...<text:span text:style-name="T4">)</text:span></text:p>
      <text:p text:style-name="P12"/>
      <text:p text:style-name="P7">Летом пятое отделение обслуживает, в среднем, на сорок больных больше, чем в остальные сезоны. Чтобы всем было место где спать, в восьмой, например, палате на двух поставленных бок о бок койках укладывались от трёх до четырёх ночующих; кому как повезёт. </text:p>
      <text:p text:style-name="P7">В те полсезона мне везло и так, и эдак.</text:p>
      <text:p text:style-name="P7">Зато имелось громадное «зато!» <text:s/>— лето снимало проблему помытого, и потому запертого, туалета, ведь мы весь день проводили на Площадке.</text:p>
      <text:p text:style-name="P7"/>
      <text:p text:style-name="P7">Площадка — это квадрат 40 на 40 метров.</text:p>
      <text:p text:style-name="P7">Три стороны его периметра, включая ту, в которой калитка, <text:span text:style-name="T6">состоят </text:span>из толстых серых некрашеных досок, вертикально прибитых одна рядом с другой, высотою 2,2 м. </text:p>
      <text:p text:style-name="P7">Четвёртая сторона затянута крупной <text:span text:style-name="T6">железной</text:span> сеткой, на высоту 2 метра от земли.</text:p>
      <text:p text:style-name="P7">Вдоль <text:span text:style-name="T7">части </text:span>забора <text:span text:style-name="T7">лежащей в</text:span> основани<text:span text:style-name="T7">и</text:span> квадрата стоит тридцатиметровый навес — двускатная крыша из ржавой жести <text:span text:style-name="T7">с опорой </text:span><text:s/>на столбики из красного кирпича. <text:s/></text:p>
      <text:p text:style-name="P7">Под навесом — <text:span text:style-name="T7">навал</text:span> поломанных железных коек и <text:span text:style-name="T7">тут же</text:span> две пока ещё живые, <text:span text:style-name="T7">на каждую брошено</text:span> суконн<text:span text:style-name="T7">ое</text:span> одеял<text:span text:style-name="T7">о</text:span>, <text:span text:style-name="T7">на них</text:span> по очереди, <text:span text:style-name="T7">животом</text:span> вниз, ложатся больные, когда <text:s/>принес<text:span text:style-name="T7">ены</text:span> шприцы дневных уколов. </text:p>
      <text:p text:style-name="P8">Пара <text:span text:style-name="T7">полуржавых </text:span>кресел, <text:span text:style-name="T7">в клочьях </text:span>подранн<text:span text:style-name="T7">ого</text:span> <text:span text:style-name="T7">дерматина,</text:span> <text:s/>приткнуты <text:span text:style-name="T8">для надёжности</text:span> <text:s/>в кирпичные столбики опор — они для медбратьев. </text:p>
      <text:p text:style-name="P8">В дальнем конце навеса, ближе к сетке, две-три фанерные скамеечки с неудобными как у школьных парт спинками.</text:p>
      <text:p text:style-name="P8"><text:span text:style-name="T8">У противоположного </text:span>забора, <text:span text:style-name="T8">являющегося вершиной квадрата, </text:span><text:s/>в землю <text:span text:style-name="T8">вкопаны</text:span> бревенчатые столбики <text:span text:style-name="T8">с прибитыми поверху </text:span><text:s/>заборны<text:span text:style-name="T8">ми</text:span> доск<text:span text:style-name="T8">ами</text:span>, образуя пунктир из трёх последовательных лавок.</text:p>
      <text:p text:style-name="P8"><text:soft-page-break/>Точно такие же <text:span text:style-name="T4">м</text:span>еста для сидения оборудованы вдоль третьего забора —<text:span text:style-name="T8">боковины квадрата</text:span>, в которо<text:span text:style-name="T8">й</text:span> <text:span text:style-name="T8">сделана</text:span> калитка.</text:p>
      <text:p text:style-name="P8">Возле <text:span text:style-name="T8">четвёртой стороны </text:span>— <text:span text:style-name="T8">железной </text:span>сетки — сидеть не на чем, зато <text:span text:style-name="T9">неподалёку от неё, </text:span>в правом верхнем углу Площадки, стоит туалет типа «сортир» — <text:span text:style-name="T8">будка из трёх</text:span> <text:span text:style-name="T8">ржавых</text:span> стен<text:span text:style-name="T8">ок</text:span> <text:span text:style-name="T8">и такого же</text:span> куск<text:span text:style-name="T8">а</text:span> жести <text:span text:style-name="T10">на крыше. </text:span></text:p>
      <text:p text:style-name="P8"><text:span text:style-name="T10">Дверь отсутствует</text:span> <text:s/>для удобства надзирающих медбратьев, чтобы больные не кончали там с собой <text:span text:style-name="T10">и лишнего себе не позволяли</text:span>.</text:p>
      <text:p text:style-name="P8">Пол у Площадки — это плотно утоптанный грунт с примесью глины и слоем пыли <text:span text:style-name="T10">вытоптанной из него</text:span>.</text:p>
      <text:p text:style-name="P9">И всё?</text:p>
      <text:p text:style-name="P9">Нет!</text:p>
      <text:p text:style-name="P9">Есть ещё <text:span text:style-name="T10">целых </text:span>два «зато!» — зелень <text:span text:style-name="T10">не вытоптанной</text:span> травы по ту сторону сетки и — летнее небо с белыми облаками поверх всех и вся.</text:p>
      <text:p text:style-name="P9"/>
      <text:p text:style-name="P9">Солнце всходило из-за высокой крыши пятого отделения и тень <text:span text:style-name="T10">отброшенная крышей</text:span> начинала неприметное поступательное движение от <text:span text:style-name="T10">железной </text:span>сетки к противоположному забору <text:span text:style-name="T10">из досок</text:span>.</text:p>
      <text:p text:style-name="P9"><text:span text:style-name="T10">Пока нас водили </text:span><text:s/>на обед, <text:span text:style-name="T10">тень переваливала через забор и </text:span>мы её уже не заставали, а солнце всё так же неуклонно двигалось дальше — к стройке одноэтажного корпуса, <text:span text:style-name="T10">метров за шесть от железной </text:span>сетк<text:span text:style-name="T10">и,</text:span> и ещё дальше, пока не скроется <text:span text:style-name="T10">совсем</text:span>, а чётко очерченная <text:span text:style-name="T10">вечерняя </text:span>тень начнёт всползать на стену пятого отделения, аж до самой крыши, где и смешается с <text:span text:style-name="T10">густыми</text:span> сумерками, а значит сейчас поведут в отделение на ужин и ночёвку.</text:p>
      <text:p text:style-name="P9">После того, <text:span text:style-name="T10">конечно</text:span>, как <text:span text:style-name="T10">все</text:span> мы <text:span text:style-name="T10">вы</text:span>моем ноги на площадке первого этажа. </text:p>
      <text:p text:style-name="P9">Все 120 человек, по очереди, друг за другом, в<text:span text:style-name="T10">ступят</text:span> <text:s/>в один и тот же <text:s/>жестяный таз, на выходе из которого <text:span text:style-name="T10">пара</text:span> полудурков, преклонив колени, будут отирать всем ноги, по очереди, <text:s/>одной и той же парой вафельных полотенец.</text:p>
      <text:p text:style-name="P9">В этом есть что-то библейское.</text:p>
      <text:p text:style-name="P9"/>
      <text:p text:style-name="P9">Знакомых лиц я встретил штук десять. </text:p>
      <text:p text:style-name="P9">Цыба в первый же вечер поспешно подошёл по коридору, <text:s/>мельком взглянул и отвернулся:</text:p>
      <text:p text:style-name="P9">- Э! Уже не тот!</text:p>
      <text:p text:style-name="P9">И больше он не пожелал со мной общаться.</text:p>
      <text:p text:style-name="P9">Саша, который знал моего брата Сашу, так и оставался с обритой головой, но постоянно спал.</text:p>
      <text:p text:style-name="P9">Когда мы утром с радостными воплями вливались сквозь калитку на Площадку, <text:s/>он <text:span text:style-name="T11">враз</text:span> заваливался на койку для уколов и <text:span text:style-name="T11">лишь к середине дня </text:span>сонно у<text:span text:style-name="T11">делял</text:span> часть её для укладки, по очереди, <text:s/><text:span text:style-name="T11">на живот, </text:span>тех, <text:span text:style-name="T11">на кого принесли шприцы для экзекуции.</text:span></text:p>
      <text:p text:style-name="P9"/>
      <text:p text:style-name="P10"><text:span text:style-name="T11">С приходом на Площадку п</text:span>ервые час-<text:span text:style-name="T11">полтора</text:span>, покуда солнце не выжарит прохладу утра, я валялся на <text:span text:style-name="T11">одной из </text:span>лав<text:span text:style-name="T11">ок</text:span> <text:s/><text:span text:style-name="T11">у</text:span> дальнего <text:span text:style-name="T11">от навеса </text:span>забора. </text:p>
      <text:p text:style-name="P10"><text:span text:style-name="T11">Позади него</text:span> находится Площадка четвёртого отделения, <text:span text:style-name="T9">где <text:s/>визг и вой </text:span><text:s/><text:span text:style-name="T11">тоже </text:span>не хуже нашего.</text:p>
      <text:p text:style-name="P10">Иногда у меня над головой <text:span text:style-name="T9">возникал</text:span> <text:span text:style-name="T11">кто-то</text:span> из <text:span text:style-name="T11">слегка </text:span>прибабахнутых и начинал <text:span text:style-name="T9">бухтеть</text:span>, что не<text:span text:style-name="T11">справедливо занимать одному </text:span>столько места. </text:p>
      <text:p text:style-name="P10">Приходилось <text:span text:style-name="T11">спускать ноги и </text:span>садиться, потому что я не мог послать его на три лавки у забора с калиткой — там территория <text:span text:style-name="T12">достигших полного освобождения</text:span> гимнософистов.</text:p>
      <text:p text:style-name="P10">Они <text:span text:style-name="T12">общались воплями, варясь в собственном соку свободной жизни</text:span>, не замечая, что мног<text:span text:style-name="T12">ажды</text:span> <text:span text:style-name="T12">с</text:span>ожжённая солнцем кожа их <text:span text:style-name="T12">голых</text:span> тел потрескалась до крови.</text:p>
      <text:p text:style-name="P10">Вот <text:span text:style-name="T12">лидер сообщества, в котором никому ни до кого нет дела</text:span>, <text:span text:style-name="T12">наскучив</text:span> монотонностью <text:span text:style-name="T12">своего </text:span>качан<text:span text:style-name="T12">ь</text:span>я взад-вперёд в сидячей позе, с <text:span text:style-name="T12">криком Тарзана</text:span> срывается на пару метров вглубь Площадки, чтобы вернуться <text:span text:style-name="T12">вспять, на лавку,</text:span> и качаться дальше. </text:p>
      <text:p text:style-name="P10">По<text:span text:style-name="T12">путно</text:span> он одним пинком заваливает такого же <text:span text:style-name="T9">керамически </text:span>обожжённого <text:s/>философа, <text:span text:style-name="T13">сидящего на корточках, чтоб ближе быть к земле и чертить в пыли пальцем, цепляясь локтем за свои же яйца.</text:span></text:p>
      <text:p text:style-name="P13"><text:soft-page-break/><text:span text:style-name="T14">- </text:span><text:span text:style-name="Emphasis"><text:span text:style-name="T16">Noli turbare</text:span></text:span><text:span text:style-name="T17"> </text:span><text:span text:style-name="T16">circulos meos!</text:span><text:span text:style-name="T15">.</text:span></text:p>
      <text:p text:style-name="P3"><text:s/><text:span text:style-name="T12">В другой раз</text:span> он <text:s/>одним ударом сшиб<text:span text:style-name="T12">ё</text:span>т с лавки голого соседа, <text:span text:style-name="T18">но тот даже не заметит этого, </text:span>сосредоточенно покручива<text:span text:style-name="T18">я</text:span> в <text:span text:style-name="T18">руке</text:span> невесть откуда взя<text:span text:style-name="T18">вшийся</text:span> кусочек надломленного прутика сантиметров шестнадцат<text:span text:style-name="T18">и</text:span>.</text:p>
      <text:p text:style-name="P3"/>
      <text:p text:style-name="P3">Медбратья не вмешива<text:span text:style-name="T18">ются</text:span> в <text:span text:style-name="T18">течение </text:span>событи<text:span text:style-name="T18">й</text:span> на лавках самоуглубившихся, покуда вой и визг на <text:span text:style-name="T18">их </text:span>свободных территориях не начн<text:span text:style-name="T18">ёт</text:span> зашкаливать. Тогда, <text:span text:style-name="T18">с</text:span> помощь<text:span text:style-name="T18">ю</text:span> <text:span text:style-name="T18">кого-нибудь из</text:span> чокнутых, или полудурков, <text:span text:style-name="T18">они выт</text:span>аскива<text:span text:style-name="T18">ют</text:span> <text:span text:style-name="T18">совсем разбушевавшегося</text:span> с лавок и фиксир<text:span text:style-name="T18">уют</text:span>, расп<text:span text:style-name="T18">иная</text:span> на второй койке под навесом.</text:p>
      <text:p text:style-name="P3">Жара и меня <text:span text:style-name="T19">под него</text:span> загоняла и я садился на одну из фанерных скамеечек, которые все игнорировали из-за их неудобства.</text:p>
      <text:p text:style-name="P3">Действительно, высидеть целый день на одной плоскости тяжело — под вечер не знаешь на какую ягодицу перевалиться.</text:p>
      <text:p text:style-name="P3"/>
      <text:p text:style-name="P3">Сама Площадка пребывала в постоянном движении: туда-сюда, кругами — <text:span text:style-name="T18">куда? зачем?</text:span></text:p>
      <text:p text:style-name="P3">У забора позади лавок, <text:span text:style-name="T18">на которых </text:span><text:s/>я валялся утром, <text:span text:style-name="T18">с</text:span>меня<text:span text:style-name="T18">ются</text:span> спины больных при<text:span text:style-name="T18">кипевших</text:span> к щелям между толстых досок. </text:p>
      <text:p text:style-name="P3"><text:span text:style-name="T20">Кто-то хихикает, кто-то подзывает друга, кто-то</text:span> дрочи<text:span text:style-name="T20">т в штанах</text:span>, потому что четвёртое отделение, <text:span text:style-name="T20">находясь</text:span> на <text:span text:style-name="T20">одном с нами </text:span>уровне умственного развития, <text:span text:style-name="T20">всё-таки</text:span> больны<text:span text:style-name="T20">е</text:span> противоположного пола и <text:span text:style-name="T20">среди</text:span> них <text:span text:style-name="T20">тоже имеются</text:span> <text:s/>абсолютно свободные, в чём мать родила.</text:p>
      <text:p text:style-name="P2">Это <text:span text:style-name="T20">всего </text:span>лишь моё предположения, потому что сам я <text:span text:style-name="T20">к тому забору не подходил и </text:span>видел всего одну.</text:p>
      <text:p text:style-name="P2">Черноволосая, худая, лет за тридцать, она по пояс высунулась поверх <text:span text:style-name="T20">досок</text:span> и балетно плавным движением руки бросила большой цветок в пыль под топочущими ногами наших.</text:p>
      <text:p text:style-name="P2">Полудурки затеяли свалку вокруг цветка, а её сдёрнули с той стороны <text:span text:style-name="T20">обратно</text:span>, но грудь была красивой формы.</text:p>
      <text:p text:style-name="P2"/>
      <text:p text:style-name="P2">Трижды в день, чтобы размять запухшие <text:span text:style-name="T20">от уколов </text:span>ягодицы, я покидал тень навеса и ходил по Площадке широкими кругами. При этом я наизусть воссоздавал в уме строчки «Романа в картинках», который зародился у меня ещё на воле, но окончательно оформился уже <text:span text:style-name="T20">тут</text:span>.</text:p>
      <text:p text:style-name="P2">Общий объём его составляет около страницы текста и мне важно было не утерять ни одной запятой и не допустить подмен<text:span text:style-name="T21">ы</text:span> слов в предложениях, ведь ни карандаша, ни бумаги у меня на этот раз с собой не было.</text:p>
      <text:p text:style-name="P2">Однажды, чересчур углубившись в пунктуацию ненаписанных строк, я переступил невидимую черту вдоль лавок абсолютно свободных и два-три удара по корпусу и в голову вернули меня в окружающую действительно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29:08.461911122</meta:creation-date>
    <dc:date>2017-03-03T12:29:13.567737020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2" meta:word-count="1335" meta:character-count="8585" meta:non-whitespace-character-count="7253"/>
    <meta:generator>LibreOffice/4.3.3.2$Linux_x86 LibreOffice_project/430m0$Build-2</meta:generator>
  </office:meta>
</office:document-meta>
</file>